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45f551" style:font-size-asian="12pt" style:font-size-complex="12pt"/>
    </style:style>
    <style:style style:name="P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1f07c3" style:font-size-asian="12pt" style:font-size-complex="12pt"/>
    </style:style>
    <style:style style:name="P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6f06c" style:font-size-asian="12pt" style:font-size-complex="12pt"/>
    </style:style>
    <style:style style:name="P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9d3cfa" style:font-size-asian="12pt" style:font-size-complex="12pt"/>
    </style:style>
    <style:style style:name="P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46d2d" officeooo:paragraph-rsid="005e9919" style:font-size-asian="12pt" style:font-size-complex="12pt"/>
    </style:style>
    <style:style style:name="P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66f06c" officeooo:paragraph-rsid="00915fae" style:font-size-asian="12pt" style:font-size-complex="12pt"/>
    </style:style>
    <style:style style:name="P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1f07c3" officeooo:paragraph-rsid="001f07c3" style:font-size-asian="12pt" style:font-weight-asian="bold" style:font-size-complex="12pt" style:font-weight-complex="bold"/>
    </style:style>
    <style:style style:name="P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4fc98c" style:font-size-asian="12pt" style:font-weight-asian="bold" style:font-size-complex="12pt" style:font-weight-complex="bold"/>
    </style:style>
    <style:style style:name="P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6f9a02" officeooo:paragraph-rsid="008edac8" style:font-size-asian="12pt" style:font-weight-asian="normal" style:font-size-complex="12pt" style:font-weight-complex="normal"/>
    </style:style>
    <style:style style:name="P1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933be9" officeooo:paragraph-rsid="009b2c18" fo:background-color="transparent" style:font-size-asian="12pt" style:font-size-complex="12pt"/>
    </style:style>
    <style:style style:name="P11" style:family="paragraph" style:parent-style-name="Standard">
      <style:paragraph-properties fo:margin-left="0in" fo:margin-right="0in" fo:margin-top="0in" fo:margin-bottom="0.0201in" loext:contextual-spacing="false" fo:line-height="200%" fo:text-indent="0in" style:auto-text-indent="false"/>
      <style:text-properties officeooo:paragraph-rsid="009b2c18"/>
    </style:style>
    <style:style style:name="P12" style:family="paragraph" style:parent-style-name="Standard">
      <style:paragraph-properties fo:margin-left="0in" fo:margin-right="0in" fo:margin-top="0in" fo:margin-bottom="0.0201in" loext:contextual-spacing="false" fo:line-height="200%" fo:text-indent="0in" style:auto-text-indent="false"/>
      <style:text-properties officeooo:paragraph-rsid="009da3f4"/>
    </style:style>
    <style:style style:name="P13"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3604e7" style:font-size-asian="12pt" style:font-size-complex="12pt"/>
    </style:style>
    <style:style style:name="P14"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officeooo:rsid="00509e4c" officeooo:paragraph-rsid="00509e4c" style:font-size-asian="12pt" style:font-weight-asian="bold" style:font-size-complex="12pt" style:font-weight-complex="bold"/>
    </style:style>
    <style:style style:name="P15"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509e4c" officeooo:paragraph-rsid="00509e4c" style:font-size-asian="12pt" style:font-weight-asian="normal" style:font-size-complex="12pt" style:font-weight-complex="normal"/>
    </style:style>
    <style:style style:name="P16" style:family="paragraph" style:parent-style-name="Text_20_body">
      <style:paragraph-properties fo:margin-top="0in" fo:margin-bottom="0.0201in" loext:contextual-spacing="false" fo:line-height="200%"/>
      <style:text-properties style:font-name="Times New Roman" officeooo:paragraph-rsid="00509e4c"/>
    </style:style>
    <style:style style:name="P17" style:family="paragraph" style:parent-style-name="Text_20_body">
      <style:paragraph-properties fo:margin-top="0in" fo:margin-bottom="0.0201in" loext:contextual-spacing="false" fo:line-height="200%"/>
      <style:text-properties style:use-window-font-color="true" style:font-name="Times New Roman" fo:language="en" fo:country="GB" fo:font-weight="bold" officeooo:paragraph-rsid="00509e4c" style:font-weight-asian="bold" style:font-weight-complex="bold"/>
    </style:style>
    <style:style style:name="P18" style:family="paragraph" style:parent-style-name="Text_20_body">
      <style:paragraph-properties fo:margin-top="0in" fo:margin-bottom="0.0201in" loext:contextual-spacing="false" fo:line-height="200%"/>
      <style:text-properties style:use-window-font-color="true" style:font-name="Times New Roman" fo:language="en" fo:country="GB" fo:font-style="italic" officeooo:paragraph-rsid="00509e4c" style:font-style-asian="italic" style:font-style-complex="italic"/>
    </style:style>
    <style:style style:name="P19" style:family="paragraph" style:parent-style-name="Text_20_body">
      <style:paragraph-properties fo:margin-top="0in" fo:margin-bottom="0.0201in" loext:contextual-spacing="false" fo:line-height="200%"/>
      <style:text-properties style:use-window-font-color="true" style:font-name="Times New Roman" fo:language="en" fo:country="GB" officeooo:paragraph-rsid="00509e4c"/>
    </style:style>
    <style:style style:name="P2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cf9aa" officeooo:paragraph-rsid="009ab7f4" style:font-size-asian="12pt" style:font-size-complex="12pt"/>
    </style:style>
    <style:style style:name="P2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9b2c18" style:font-size-asian="12pt" style:font-size-complex="12pt"/>
    </style:style>
    <style:style style:name="P2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a355d8" style:font-size-asian="12pt" style:font-size-complex="12pt"/>
    </style:style>
    <style:style style:name="P2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3a813" officeooo:paragraph-rsid="00a3a813" style:font-size-asian="12pt" style:font-size-complex="12pt"/>
    </style:style>
    <style:style style:name="P24"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a10fa2" style:font-size-asian="12pt" style:font-size-complex="12pt"/>
    </style:style>
    <style:style style:name="P25"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italic" officeooo:rsid="003604e7" officeooo:paragraph-rsid="00a10fa2" fo:background-color="#fff200" style:font-size-asian="12pt" style:font-style-asian="italic" style:font-size-complex="12pt" style:font-style-complex="italic"/>
    </style:style>
    <style:style style:name="P26" style:family="paragraph">
      <style:paragraph-properties fo:margin-left="0in" fo:margin-right="0in" fo:margin-top="0in" fo:margin-bottom="0.0201in" fo:line-height="200%" fo:text-indent="0in"/>
    </style:style>
    <style:style style:name="T1" style:family="text">
      <style:text-properties fo:font-weight="bold" style:font-weight-asian="bold" style:font-weight-complex="bold"/>
    </style:style>
    <style:style style:name="T2" style:family="text">
      <style:text-properties fo:font-weight="bold" officeooo:rsid="0046bf52" style:font-weight-asian="bold" style:font-weight-complex="bold"/>
    </style:style>
    <style:style style:name="T3" style:family="text">
      <style:text-properties fo:font-weight="bold" officeooo:rsid="0045f551" style:font-weight-asian="bold" style:font-weight-complex="bold"/>
    </style:style>
    <style:style style:name="T4" style:family="text">
      <style:text-properties fo:font-weight="bold" officeooo:rsid="00730578" style:font-weight-asian="bold" style:font-weight-complex="bold"/>
    </style:style>
    <style:style style:name="T5" style:family="text">
      <style:text-properties fo:font-weight="bold" officeooo:rsid="008c21f8" style:font-weight-asian="bold" style:font-weight-complex="bold"/>
    </style:style>
    <style:style style:name="T6" style:family="text">
      <style:text-properties fo:font-weight="bold" officeooo:rsid="00a355d8" style:font-weight-asian="bold" style:font-weight-complex="bold"/>
    </style:style>
    <style:style style:name="T7" style:family="text">
      <style:text-properties officeooo:rsid="0045f551" fo:background-color="#fff200" loext:char-shading-value="0"/>
    </style:style>
    <style:style style:name="T8" style:family="text">
      <style:text-properties officeooo:rsid="00915fae" fo:background-color="#fff200" loext:char-shading-value="0"/>
    </style:style>
    <style:style style:name="T9" style:family="text">
      <style:text-properties officeooo:rsid="0044936e"/>
    </style:style>
    <style:style style:name="T10" style:family="text">
      <style:text-properties officeooo:rsid="0045f551"/>
    </style:style>
    <style:style style:name="T11" style:family="text">
      <style:text-properties officeooo:rsid="004d6a7e"/>
    </style:style>
    <style:style style:name="T12" style:family="text">
      <style:text-properties style:use-window-font-color="true" style:text-position="super 58%" fo:language="en" fo:country="GB"/>
    </style:style>
    <style:style style:name="T13" style:family="text">
      <style:text-properties style:use-window-font-color="true" fo:language="en" fo:country="GB"/>
    </style:style>
    <style:style style:name="T14" style:family="text">
      <style:text-properties style:use-window-font-color="true" fo:language="en" fo:country="GB" fo:font-style="italic" style:font-style-asian="italic" style:font-style-complex="italic"/>
    </style:style>
    <style:style style:name="T15" style:family="text">
      <style:text-properties style:use-window-font-color="true" fo:language="en" fo:country="GB" style:font-name-complex="Times New Roman2"/>
    </style:style>
    <style:style style:name="T16" style:family="text">
      <style:text-properties fo:font-style="italic" fo:background-color="#fff200" loext:char-shading-value="0" style:font-style-asian="italic" style:font-style-complex="italic"/>
    </style:style>
    <style:style style:name="T17" style:family="text">
      <style:text-properties fo:font-style="italic" officeooo:rsid="0045f551" fo:background-color="#fff200" loext:char-shading-value="0" style:font-style-asian="italic" style:font-style-complex="italic"/>
    </style:style>
    <style:style style:name="T18" style:family="text">
      <style:text-properties fo:font-style="italic" officeooo:rsid="00623b2e" fo:background-color="#fff200" loext:char-shading-value="0" style:font-style-asian="italic" style:font-style-complex="italic"/>
    </style:style>
    <style:style style:name="T19" style:family="text">
      <style:text-properties fo:font-style="italic" officeooo:rsid="003604e7" fo:background-color="#fff200" loext:char-shading-value="0" style:font-style-asian="italic" style:font-style-complex="italic"/>
    </style:style>
    <style:style style:name="T20" style:family="text">
      <style:text-properties fo:font-style="italic" officeooo:rsid="0066f06c" fo:background-color="#fff200" loext:char-shading-value="0" style:font-style-asian="italic" style:font-style-complex="italic"/>
    </style:style>
    <style:style style:name="T21" style:family="text">
      <style:text-properties fo:font-style="italic" officeooo:rsid="00711b94" fo:background-color="#fff200" loext:char-shading-value="0" style:font-style-asian="italic" style:font-style-complex="italic"/>
    </style:style>
    <style:style style:name="T22" style:family="text">
      <style:text-properties fo:font-style="italic" fo:font-weight="bold" officeooo:rsid="0083d9eb" style:font-style-asian="italic" style:font-weight-asian="bold" style:font-style-complex="italic" style:font-weight-complex="bold"/>
    </style:style>
    <style:style style:name="T23" style:family="text">
      <style:text-properties fo:font-style="italic" fo:font-weight="bold" officeooo:rsid="00861809" style:font-style-asian="italic" style:font-weight-asian="bold" style:font-style-complex="italic" style:font-weight-complex="bold"/>
    </style:style>
    <style:style style:name="T24" style:family="text">
      <style:text-properties fo:font-style="italic" fo:font-weight="bold" officeooo:rsid="0045f551" style:font-style-asian="italic" style:font-weight-asian="bold" style:font-style-complex="italic" style:font-weight-complex="bold"/>
    </style:style>
    <style:style style:name="T25" style:family="text">
      <style:text-properties fo:font-style="italic" fo:font-weight="bold" officeooo:rsid="003604e7" fo:background-color="#fff200" loext:char-shading-value="0" style:font-style-asian="italic" style:font-weight-asian="bold" style:font-style-complex="italic" style:font-weight-complex="bold"/>
    </style:style>
    <style:style style:name="T26" style:family="text">
      <style:text-properties fo:font-style="italic" fo:font-weight="normal" officeooo:rsid="0045f551" style:font-style-asian="italic" style:font-weight-asian="normal" style:font-style-complex="italic" style:font-weight-complex="normal"/>
    </style:style>
    <style:style style:name="T27" style:family="text">
      <style:text-properties fo:font-style="italic" fo:font-weight="normal" officeooo:rsid="0083d9eb" style:font-style-asian="italic" style:font-weight-asian="normal" style:font-style-complex="italic" style:font-weight-complex="normal"/>
    </style:style>
    <style:style style:name="T28" style:family="text">
      <style:text-properties fo:font-style="italic" fo:font-weight="normal" officeooo:rsid="007b7129" fo:background-color="#fff200" loext:char-shading-value="0" style:font-style-asian="italic" style:font-weight-asian="normal" style:font-style-complex="italic" style:font-weight-complex="normal"/>
    </style:style>
    <style:style style:name="T29" style:family="text">
      <style:text-properties fo:font-style="italic" fo:font-weight="normal" officeooo:rsid="0088bfb1" fo:background-color="#fff200" loext:char-shading-value="0" style:font-style-asian="italic" style:font-weight-asian="normal" style:font-style-complex="italic" style:font-weight-complex="normal"/>
    </style:style>
    <style:style style:name="T30" style:family="text">
      <style:text-properties fo:font-style="italic" fo:font-weight="normal" officeooo:rsid="007cb2f9" fo:background-color="#fff200" loext:char-shading-value="0" style:font-style-asian="italic" style:font-weight-asian="normal" style:font-style-complex="italic" style:font-weight-complex="normal"/>
    </style:style>
    <style:style style:name="T31" style:family="text">
      <style:text-properties fo:font-style="italic" fo:font-weight="normal" officeooo:rsid="007cc195" fo:background-color="#fff200" loext:char-shading-value="0" style:font-style-asian="italic" style:font-weight-asian="normal" style:font-style-complex="italic" style:font-weight-complex="normal"/>
    </style:style>
    <style:style style:name="T32" style:family="text">
      <style:text-properties fo:font-style="italic" fo:font-weight="normal" officeooo:rsid="007dd233" fo:background-color="#fff200" loext:char-shading-value="0" style:font-style-asian="italic" style:font-weight-asian="normal" style:font-style-complex="italic" style:font-weight-complex="normal"/>
    </style:style>
    <style:style style:name="T33" style:family="text">
      <style:text-properties fo:font-style="italic" fo:font-weight="normal" officeooo:rsid="00915fae" fo:background-color="#fff200" loext:char-shading-value="0" style:font-style-asian="italic" style:font-weight-asian="normal" style:font-style-complex="italic" style:font-weight-complex="normal"/>
    </style:style>
    <style:style style:name="T34" style:family="text">
      <style:text-properties fo:font-style="italic" fo:font-weight="normal" officeooo:rsid="007efd81" fo:background-color="#fff200" loext:char-shading-value="0" style:font-style-asian="italic" style:font-weight-asian="normal" style:font-style-complex="italic" style:font-weight-complex="normal"/>
    </style:style>
    <style:style style:name="T35" style:family="text">
      <style:text-properties fo:font-style="italic" fo:font-weight="normal" officeooo:rsid="007f9095" fo:background-color="#fff200" loext:char-shading-value="0" style:font-style-asian="italic" style:font-weight-asian="normal" style:font-style-complex="italic" style:font-weight-complex="normal"/>
    </style:style>
    <style:style style:name="T36" style:family="text">
      <style:text-properties fo:font-style="italic" fo:font-weight="normal" officeooo:rsid="00a28572" fo:background-color="#fff200" loext:char-shading-value="0" style:font-style-asian="italic" style:font-weight-asian="normal" style:font-style-complex="italic" style:font-weight-complex="normal"/>
    </style:style>
    <style:style style:name="T37" style:family="text">
      <style:text-properties style:font-name="Times New Roman" fo:font-size="12pt" officeooo:rsid="0045f551" style:font-size-asian="12pt" style:font-size-complex="12pt"/>
    </style:style>
    <style:style style:name="T38" style:family="text">
      <style:text-properties style:font-name="Times New Roman" fo:font-size="12pt" officeooo:rsid="003604e7" style:font-size-asian="12pt" style:font-size-complex="12pt"/>
    </style:style>
    <style:style style:name="T39" style:family="text">
      <style:text-properties style:font-name="Times New Roman" fo:font-size="12pt" officeooo:rsid="00993d24" style:font-size-asian="12pt" style:font-size-complex="12pt"/>
    </style:style>
    <style:style style:name="T40" style:family="text">
      <style:text-properties style:font-name="Times New Roman" fo:font-size="12pt" officeooo:rsid="006993b9" style:font-size-asian="12pt" style:font-size-complex="12pt"/>
    </style:style>
    <style:style style:name="T41" style:family="text">
      <style:text-properties style:font-name="Times New Roman" fo:font-size="12pt" officeooo:rsid="00682fcd" style:font-size-asian="12pt" style:font-size-complex="12pt"/>
    </style:style>
    <style:style style:name="T42" style:family="text">
      <style:text-properties style:font-name="Times New Roman" fo:font-size="12pt" officeooo:rsid="009ab7f4" style:font-size-asian="12pt" style:font-size-complex="12pt"/>
    </style:style>
    <style:style style:name="T43" style:family="text">
      <style:text-properties style:font-name="Times New Roman" fo:font-size="12pt" officeooo:rsid="003b09d2" style:font-size-asian="12pt" style:font-size-complex="12pt"/>
    </style:style>
    <style:style style:name="T44" style:family="text">
      <style:text-properties style:font-name="Times New Roman" fo:font-size="12pt" officeooo:rsid="003cf9aa" style:font-size-asian="12pt" style:font-size-complex="12pt"/>
    </style:style>
    <style:style style:name="T45" style:family="text">
      <style:text-properties style:font-name="Times New Roman" fo:font-size="12pt" fo:font-style="italic" officeooo:rsid="0045f551" style:font-size-asian="12pt" style:font-style-asian="italic" style:font-size-complex="12pt" style:font-style-complex="italic"/>
    </style:style>
    <style:style style:name="T46" style:family="text">
      <style:text-properties style:font-name="Times New Roman" fo:font-size="12pt" fo:font-style="italic" officeooo:rsid="003604e7" fo:background-color="#fff200" loext:char-shading-value="0" style:font-size-asian="12pt" style:font-style-asian="italic" style:font-size-complex="12pt" style:font-style-complex="italic"/>
    </style:style>
    <style:style style:name="T47" style:family="text">
      <style:text-properties style:font-name="Times New Roman" fo:font-size="12pt" fo:font-style="italic" officeooo:rsid="003cf9aa" fo:background-color="#fff200" loext:char-shading-value="0" style:font-size-asian="12pt" style:font-style-asian="italic" style:font-size-complex="12pt" style:font-style-complex="italic"/>
    </style:style>
    <style:style style:name="T48" style:family="text">
      <style:text-properties style:font-name="Times New Roman" fo:font-size="12pt" fo:font-style="italic" fo:font-weight="bold" officeooo:rsid="00682fcd" style:font-size-asian="12pt" style:font-style-asian="italic" style:font-weight-asian="bold" style:font-size-complex="12pt" style:font-style-complex="italic" style:font-weight-complex="bold"/>
    </style:style>
    <style:style style:name="T49" style:family="text">
      <style:text-properties style:font-name="Times New Roman" fo:font-size="12pt" fo:font-weight="bold" officeooo:rsid="00bc7893" style:font-size-asian="12pt" style:font-weight-asian="bold" style:font-size-complex="12pt" style:font-weight-complex="bold"/>
    </style:style>
    <style:style style:name="T50" style:family="text">
      <style:text-properties style:font-name="Times New Roman" fo:font-size="12pt" officeooo:rsid="0045f551" fo:background-color="#fff200" loext:char-shading-value="0" style:font-size-asian="12pt" style:font-size-complex="12pt"/>
    </style:style>
    <style:style style:name="T51" style:family="text">
      <style:text-properties style:font-name="Times New Roman" fo:font-size="12pt" officeooo:rsid="0059999f" fo:background-color="#fff200" loext:char-shading-value="0" style:font-size-asian="12pt" style:font-size-complex="12pt"/>
    </style:style>
    <style:style style:name="T52" style:family="text">
      <style:text-properties style:font-name="Times New Roman" fo:font-size="12pt" officeooo:rsid="009ab7f4" fo:background-color="#fff200" loext:char-shading-value="0" style:font-size-asian="12pt" style:font-size-complex="12pt"/>
    </style:style>
    <style:style style:name="T53" style:family="text">
      <style:text-properties style:font-name="Times New Roman" fo:font-size="12pt" fo:font-weight="normal" officeooo:rsid="007f987c" style:font-size-asian="12pt" style:font-weight-asian="normal" style:font-size-complex="12pt" style:font-weight-complex="normal"/>
    </style:style>
    <style:style style:name="T54" style:family="text">
      <style:text-properties style:font-name="Times New Roman" fo:font-size="12pt" fo:font-weight="normal" officeooo:rsid="00bc7893" style:font-size-asian="12pt" style:font-weight-asian="normal" style:font-size-complex="12pt" style:font-weight-complex="normal"/>
    </style:style>
    <style:style style:name="T55" style:family="text">
      <style:text-properties style:font-name="Times New Roman" fo:font-size="12pt" fo:font-weight="normal" officeooo:rsid="003590e6" style:font-size-asian="12pt" style:font-weight-asian="normal" style:font-size-complex="12pt" style:font-weight-complex="normal"/>
    </style:style>
    <style:style style:name="T56" style:family="text">
      <style:text-properties style:font-name="Times New Roman" fo:font-size="12pt" officeooo:rsid="006993b9" fo:background-color="transparent" loext:char-shading-value="0" style:font-size-asian="12pt" style:font-size-complex="12pt"/>
    </style:style>
    <style:style style:name="T57" style:family="text">
      <style:text-properties style:font-name="Times New Roman" fo:font-size="12pt" officeooo:rsid="0097afd5" fo:background-color="transparent" loext:char-shading-value="0" style:font-size-asian="12pt" style:font-size-complex="12pt"/>
    </style:style>
    <style:style style:name="T58" style:family="text">
      <style:text-properties style:font-name="Times New Roman" fo:font-size="12pt" officeooo:rsid="00993d24" fo:background-color="transparent" loext:char-shading-value="0" style:font-size-asian="12pt" style:font-size-complex="12pt"/>
    </style:style>
    <style:style style:name="T59" style:family="text">
      <style:text-properties fo:font-style="normal" officeooo:rsid="008c21f8" style:font-style-asian="normal" style:font-style-complex="normal"/>
    </style:style>
    <style:style style:name="T60" style:family="text">
      <style:text-properties fo:font-style="normal" officeooo:rsid="008edac8" style:font-style-asian="normal" style:font-style-complex="normal"/>
    </style:style>
    <style:style style:name="T61" style:family="text">
      <style:text-properties fo:font-style="normal" fo:font-weight="normal" officeooo:rsid="0083d9eb" style:font-style-asian="normal" style:font-weight-asian="normal" style:font-style-complex="normal" style:font-weight-complex="normal"/>
    </style:style>
    <style:style style:name="T62" style:family="text">
      <style:text-properties fo:font-style="normal" fo:font-weight="normal" officeooo:rsid="00861809" style:font-style-asian="normal" style:font-weight-asian="normal" style:font-style-complex="normal" style:font-weight-complex="normal"/>
    </style:style>
    <style:style style:name="T63" style:family="text">
      <style:text-properties officeooo:rsid="0066f06c"/>
    </style:style>
    <style:style style:name="T64" style:family="text">
      <style:text-properties fo:font-weight="normal" officeooo:rsid="006f9a02" style:font-weight-asian="normal" style:font-weight-complex="normal"/>
    </style:style>
    <style:style style:name="T65" style:family="text">
      <style:text-properties officeooo:rsid="00711b94"/>
    </style:style>
    <style:style style:name="T66" style:family="text">
      <style:text-properties officeooo:rsid="00730578"/>
    </style:style>
    <style:style style:name="T67" style:family="text">
      <style:text-properties officeooo:rsid="008a8e5e"/>
    </style:style>
    <style:style style:name="T68" style:family="text">
      <style:text-properties officeooo:rsid="008c21f8"/>
    </style:style>
    <style:style style:name="T69" style:family="text">
      <style:text-properties officeooo:rsid="008edac8"/>
    </style:style>
    <style:style style:name="T70" style:family="text">
      <style:text-properties officeooo:rsid="00914879"/>
    </style:style>
    <style:style style:name="T71" style:family="text">
      <style:text-properties officeooo:rsid="00915fae"/>
    </style:style>
    <style:style style:name="T72" style:family="text">
      <style:text-properties officeooo:rsid="00943262"/>
    </style:style>
    <style:style style:name="T73" style:family="text">
      <style:text-properties officeooo:rsid="003604e7"/>
    </style:style>
    <style:style style:name="T74" style:family="text">
      <style:text-properties officeooo:rsid="00a28572"/>
    </style:style>
    <style:style style:name="T75" style:family="text">
      <style:text-properties officeooo:rsid="00a355d8"/>
    </style:style>
    <style:style style:name="T7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WenQuanYi Zen Hei Sharp" style:font-size-asian="10.5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op down effect of apex predators on </text:span><text:span text:style-name="T2">plant-herbivore interaction network</text:span><text:span text:style-name="T1"> structure in tropical secondary forest.</text:span></text:p>
      <text:p text:style-name="P2">Piotr Szefer, <text:span text:style-name="T9">Vojtech Novotny</text:span></text:p>
      <text:p text:style-name="P2"/>
      <text:p text:style-name="P7">Abstract</text:p>
      <text:p text:style-name="P9"><text:span text:style-name="T69">Recently proposed tri-trophic interaction (TTI) hypothesis suggests that top-down effects of top predators on</text:span> <text:span text:style-name="T67">insect </text:span>herbivore <text:span text:style-name="T69">are</text:span> modified <text:span text:style-name="T67">mainly </text:span>by plant quality, <text:span text:style-name="T68">and</text:span> herbivore diet breadth<text:span text:style-name="T69">. </text:span>However, effects of these interactions were studied mostly in isolated and/or simplified systems despite their potential implications for plant-herbivore interaction networks <text:span text:style-name="T67">in nature</text:span><text:span text:style-name="T67"><office:annotation><dc:creator>Unknown Author</dc:creator><dc:date>2020-05-04T10:27:09.907014771</dc:date><text:p text:style-name="P26"><text:span text:style-name="T76">[“few studies have investigated the strength of predator effects in the context of complex food webs rather than food chains based on a single plant species or a set of closely related plant species (Singer et al. 2012)”].</text:span><text:span text:style-name="T77"> </text:span></text:p></office:annotation></text:span>. <text:span text:style-name="T59">In the context of diverse plant community and competition we may expect to see spectrum of responses of herbivores species to the predator exclusion</text:span><text:span text:style-name="T59"><office:annotation><dc:creator>Unknown Author</dc:creator><dc:date>2020-05-04T10:27:55.355210163</dc:date><text:p text:style-name="P26"><text:span text:style-name="T77">[</text:span><text:span text:style-name="T76">The context of broader community can reveal patterns masked by compensatory dynamics??? - (Clark et al. 2016 multiple interaction…)]. </text:span></text:p></office:annotation></text:span><text:span text:style-name="T59"> </text:span><text:span text:style-name="T60">and some additional contingencies in the prediction of the TTI hypothesis</text:span><text:span text:style-name="T59">. </text:span><text:span text:style-name="T67">We present results of </text:span><text:span text:style-name="T4">putative </text:span><text:span text:style-name="T5">plant-herbivore </text:span><text:span text:style-name="T4">interaction networks</text:span><text:span text:style-name="T66"> analysis subjected to exclusion of top predators. We evaluate how processes at the individual species level influence network structure.</text:span></text:p>
      <text:p text:style-name="P8"/>
      <text:p text:style-name="P8">Key words: <text:span text:style-name="T64">tri-trophic interactions, plant-arthropod herbivore networks, intermediate predation, succession, tropical forest</text:span></text:p>
      <text:p text:style-name="P8"/>
      <text:p text:style-name="P8">Introduction</text:p>
      <text:p text:style-name="P3">Bi<text:span text:style-name="T11">r</text:span>d<text:span text:style-name="T11">s, </text:span>bats <text:span text:style-name="T74">and ants </text:span>are key predators in successional forest in the tropics (Morrison <text:span text:style-name="T11">and</text:span> Lindell, 2012) <text:span text:style-name="T63">and cause top-down control over their pray. Predation risk shapes insect herbivore communities and may cascade down to plants.</text:span></text:p>
      <text:p text:style-name="P6"><text:span text:style-name="T70">However, st</text:span>rength <text:span text:style-name="T71">and direction</text:span> of top-down <text:span text:style-name="T71">and cascading </text:span>effects <text:span text:style-name="T71">within food-webs </text:span>are contingent on the local site conditions and <text:span text:style-name="T71">(</text:span><text:span text:style-name="T28">Species characteristics which may affect the strength of trophic cascades (for the model): host plant quality (defended vs. undefended, on defended plants cascading effect of </text:span><text:soft-page-break/><text:span text:style-name="T28">carnivores on plants was reduced, because herbivores do not feed on defended plants), trophic control (relative/absolute), control swit</text:span><text:span text:style-name="T29">c</text:span><text:span text:style-name="T28">hing under different condition (does not relate to my experiments), diet breadth (herbivore feeding mode, sap feeders and specialists – no cascading effects, not to include them in the </text:span><text:span text:style-name="T29">assessment</text:span><text:span text:style-name="T28"> of the strength of the top down effect.), natural enemies, </text:span><text:span text:style-name="T30">resource selection by insects, stoichiometry and herbivore resource use, </text:span><text:span text:style-name="T36">defenses</text:span><text:span text:style-name="T31"> reduce the ammount of biomass that can be eaten by herbivores, because they need to maintain low concentration of toxins (citation…) - conversion efficiency, </text:span><text:span text:style-name="T32">herbivores change their </text:span><text:span text:style-name="T29">behavior</text:span><text:span text:style-name="T32"> in response to predation, intermediate predators can subsidize on detrital chains, </text:span><text:span text:style-name="T33">p</text:span><text:span text:style-name="T34">redator hunting mo</text:span><text:span text:style-name="T33">de, </text:span><text:span text:style-name="T34">prey habitat </text:span><text:span text:style-name="T29">domain, </text:span><text:span text:style-name="T33">s</text:span><text:span text:style-name="T34">maller herbivores (chewers) have lower abilities to digest and assimilate low quality food. This results in higher mortality rates. They have higher foraging effort </text:span><text:span text:style-name="T35">and thus higer growth rates</text:span><text:span text:style-name="T71">). </text:span><text:span text:style-name="T8">Different hunting modes of predators, abundance of intermediate predators, plant specificity, herbivores’ diet breadth (Singer et al. 2014), (apparent trophic cascades for intermediate predators) or ecosystem productivity can modify the strength of cascades and be important for the shapes of the food pyramids (top-heavy, bottom heavy).</text:span></text:p>
      <text:p text:style-name="P10">Few of the above factors were tested explicitly and became <text:span text:style-name="T72">highly infuential</text:span> hypotheses <text:span text:style-name="T72">used to explaining</text:span> experimental results (). <text:span text:style-name="T19">EFH – enemy free hypothesis predicts, that in the absence of predators herbivores should increase their habitat domain. </text:span><text:span text:style-name="T25">Increased generality of the network</text:span><text:span text:style-name="T19">. The tri-trophic interaction hypothesis (TTI, Mooney, Pratt and Singer 2012) coonsideres interactions between </text:span><text:span text:style-name="T16">plant quality, herbivore diet breadth, and predation on herbivore performance. </text:span><text:span text:style-name="T20">Enemy free in tropics was doubtfull at least for Ficus (Novotny et al., 1999). </text:span><text:span text:style-name="T18">[</text:span><text:span text:style-name="T16">The TTI hypothesis predicts that dietary specialist herbivores (as compared to generalists) should escape predators and be competitively dominant due to faster growth rates, and that such differences should be greater on low quality (as compared to high quality) host plants.</text:span><text:span text:style-name="T18">]</text:span><text:span text:style-name="T16"> - </text:span><text:span text:style-name="T21">but fails to predict cooexistence of generalists and specialist herbivores on the same host plants (which seems to be common).</text:span><text:span text:style-name="T65"> Enemy free hypothesis focus on predator avoidance and predicts that fear of predation keeps population of herbivores at specific level </text:span><text:soft-page-break/><text:span text:style-name="T65">(). Physiological efficiency hypothesis assumes that specialists are better adapted to their food than generalists and utilize their hosts better (). Slow-growth/high-mortality (SGHM) hypothesis predicts that “herbivore development on a poor quality host plants will be relatively slow extending the duration of juvenile phases that are the most vulnerable to natural enemies” (). Recently proposed synthesis extends predictions of the previous hypotheses to also predict the strength of the possible cascade (Mooney, Pratt, &amp; Singer 2012). </text:span></text:p>
      <text:p text:style-name="P12"><text:span text:style-name="T56">H</text:span><text:span text:style-name="T57">owever, </text:span><text:span text:style-name="T58">i</text:span><text:span text:style-name="T56">n case of pred</text:span><text:span text:style-name="T40">ator-insect herbivore-plant food chains ecosystems top down and cascading effects are usually being studied based on the total abundance [</text:span><text:span text:style-name="T48">need to check that</text:span><text:span text:style-name="T41">] of herbivores and plants and usually in controlled, simplified systems (Schmitz … , Bucher et al 2015) and not in complex natural environment. Different feeding guilds <text:s/>of herbivores may have different responses to predators. Never tested in complex systems in the field [?]. </text:span><text:span text:style-name="T37">These were studied without consideration to the </text:span><text:span text:style-name="T39">complex </text:span><text:span text:style-name="T37">trophic interactions of herbivores and plants, despite producing hypotheses which have implication for plan herbivore interactions. </text:span><text:span text:style-name="T42">For example </text:span><text:span text:style-name="T37">(EFH) [</text:span><text:span text:style-name="T45">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37">] , suggests, that the network generality should be reduced, as species would not explore full range of their habitat domain, and would be forced to feed on least preferred hosts (Schmitz). </text:span><text:span text:style-name="T43">The effect of top down control </text:span><text:span text:style-name="T44">was studied for single group in experimental conditions and not included different plant species (Singer et al. 2014). [</text:span><text:span text:style-name="T47">Will plant functional characteristic help to explain the strength of the cascade? Maybe tropic cascades are stronger for some plant species that for others?</text:span><text:span text:style-name="T44">]</text:span></text:p>
      <text:p text:style-name="P20"/>
      <text:p text:style-name="P11"><text:span text:style-name="T50">On the other hand Schmitz (2010, Resolving Ecosystem Complexity) – community detection methods - envisioned network as a collection of food chains, suggesting that this might reduce the complexity of </text:span><text:soft-page-break/><text:span text:style-name="T50">the interactions. We </text:span><text:span text:style-name="T52">would like to test</text:span><text:span text:style-name="T50"> whether breaking the food web into smaller comp</text:span><text:span text:style-name="T51">a</text:span><text:span text:style-name="T50">rtments can be beneficial and <text:s/>explain the combined effect of apex predators.</text:span><text:span text:style-name="T37"> </text:span></text:p>
      <text:p text:style-name="P21"/>
      <text:p text:style-name="P24">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25"/>
      <text:p text:style-name="P12"><text:span text:style-name="T46">[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38">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 </text:span><text:span text:style-name="T53">Expectation: Intraguild predation dampens the strength of the trophic </text:span><text:span text:style-name="T49">cascades </text:span><text:span text:style-name="T53">(Mooney et al. 2010)</text:span><text:span text:style-name="T54">. Intra-guild predation </text:span><text:span text:style-name="T55">(bird bats and ants) </text:span><text:span text:style-name="T54">enchances biodiversity and functioning in complex ecosystems (Wang, Broose and Gravel 2019, Ecology)</text:span></text:p>
      <text:p text:style-name="P4"/>
      <text:p text:style-name="P22"><text:span text:style-name="T75">If TTI operate in complex communities top-down and cascading effects of the top and intermediate predators should be able to affect plant herbivore i</text:span><text:span text:style-name="T3">nteraction </text:span><text:span text:style-name="T6">networks</text:span><text:span text:style-name="T61">. </text:span><text:span text:style-name="T75">Bosc et al. (2018) studied the effects of apex predators on top-down and cascading effects on diverse herbivore community and showed srong effect of insectivorous birds on spiders. There was no overall effect on herbivore abundance. There was some evidence for EFS hypothesis where specialists were less affected by top </text:span><text:soft-page-break/><text:span text:style-name="T75">predators than generalist. </text:span><text:span text:style-name="T62">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10">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22"/>
      <text:p text:style-name="P23">How diets were changing!</text:p>
      <text:p text:style-name="P23">Did size structure change?</text:p>
      <text:p text:style-name="P22"/>
      <text:p text:style-name="P4"><text:span text:style-name="T26">Advantages we have on the above paper: t</text:span><text:span text:style-name="T24">rophic interactions, biomass, individual plant communities, </text:span><text:span text:style-name="T22">actual specificity calculated in the field (should I use all sites? - I think yes, even if species was forced to use least preferred host plant by some treatments it still counts!), </text:span><text:span text:style-name="T23">generalist addition treatments</text:span><text:span text:style-name="T27">. </text:span><text:span text:style-name="T61"><text:s/></text:span><text:span text:style-name="T7">[</text:span><text:span text:style-name="T17">My advantage: body sizes… and plant herbivore “interactions”.</text:span><text:span text:style-name="T7">]</text:span><text:span text:style-name="T10"> (Karp and Dailey 2014; Ritchie and Johnson for clues where to find this info). Plant-herbivore interactions shape community dynamics (Burkepile and Parker 2017). </text:span></text:p>
      <text:p text:style-name="P5">Here we present an experimental study of the effects of birds bats and ants effects on plant – herbivore interaction networks and intermediate arthropod predators during community assembly in secondary successional tropical rain forest.<text:span text:style-name="T73"> </text:span></text:p>
      <text:p text:style-name="P13"/>
      <text:p text:style-name="P13"/>
      <text:p text:style-name="P17">Materials and methods</text:p>
      <text:p text:style-name="P18"><text:bookmark text:name="study-sites"/>Study sites</text:p>
      <text:p text:style-name="P19"><text:soft-page-break/>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18"><text:bookmark text:name="experimental-design"/>Experimental design</text:p>
      <text:p text:style-name="P16"><text:soft-page-break/><text:span text:style-name="T13">Within a radius of 3 km from the village, we selected six experimental gardens (blocks) 3-5 years old, each covering an area of approximately 400 m</text:span><text:span text:style-name="T12">2</text:span><text:span text:style-name="T13">, separated by a minimal distance of 200 m. To ensure unified conditions for the initial succession within each block, we cleared all aboveground vegetation and removed all the rocks and dead wood so that bare soil covered </text:span><text:span text:style-name="T15">≥</text:span><text:span text:style-name="T13">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19">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19">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19">3. Exclusion of insects (I). To achieve both systemic and non-systemic protection, we applied two types of broad-spectrum insecticides: lambda-cychalothrin (5 ml per 5l, commercial name: Thunder 0.25%) and imidacloprid (1.5ml per 5l, commercial name: Mustang 24%). Because of intensive vegetation <text:soft-page-break/>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19">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16"><text:span text:style-name="T13">5. Increased herbivory – moderate level (H1). We used locally common, highly polyphagous, and flightless </text:span><text:span text:style-name="T14">Oribius</text:span><text:span text:style-name="T13"> </text:span><text:span text:style-name="T14">sp.</text:span><text:span text:style-name="T13">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16"><text:span text:style-name="T13">6. Increased herbivory – high level (H2). The same treatment as above was applied, but with 125 </text:span><text:span text:style-name="T14">Oribius sp.</text:span><text:span text:style-name="T13"> weevils introduced every two weeks per plot.</text:span></text:p>
      <text:p text:style-name="P19"><text:soft-page-break/>Having six experimental treatments, organized in six blocks allowed us to achieve 80% of statistical power for the effect sizes of approximately 15% shift in baseline descriptor value (Appendix A.6, Supporting Information) </text:p>
      <text:p text:style-name="P18"><text:bookmark text:name="sampling"/>Sampling</text:p>
      <text:p text:style-name="P15"><text:span text:style-name="T13">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text:span><text:span text:style-name="T15">≥</text:span><text:span text:style-name="T13">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12">2 </text:span><text:span text:style-name="T13">g</text:span><text:span text:style-name="T12">-1</text:span><text:span text:style-name="T13">)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14">Results</text:p>
      <text:p text:style-name="P14"/>
      <text:p text:style-name="P14">Discussion</text:p>
      <text:p text:style-name="P14"/>
      <text:p text:style-name="P14">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Times New Roman" svg:font-family="'Times New Roman'" style:font-family-generic="roman"/>
    <style:font-face style:name="Calibri" svg:font-family="Calibri"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WenQuanYi Zen Hei Sharp" style:font-family-asian="'WenQuanYi Zen Hei Sharp'"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76</meta:creation-date>
    <dc:date>2020-05-07T10:04:41.179317271</dc:date>
    <meta:editing-duration>P1DT26M29S</meta:editing-duration>
    <meta:editing-cycles>96</meta:editing-cycles>
    <meta:generator>LibreOffice/6.1.6.3$Linux_X86_64 LibreOffice_project/10$Build-3</meta:generator>
    <meta:document-statistic meta:table-count="0" meta:image-count="0" meta:object-count="0" meta:page-count="9" meta:paragraph-count="35" meta:word-count="2690" meta:character-count="17877" meta:non-whitespace-character-count="15205"/>
  </office:meta>
</office:document-meta>
</file>